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column table:style-name="co1" table:default-cell-style-name="Default"/>
        <table:table-row table:style-name="ro1">
          <table:table-cell/>
          <table:table-cell table:style-name="ce1" table:number-columns-repeated="2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Marco Cezar Moreira de Matto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Rômulo Manciola Meloca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5" office:value-type="date" office:date-value="2016-08-30" calcext:value-type="date">
            <text:p>30/08/16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  <table:table-cell office:value-type="string" calcext:value-type="string">
            <text:p>Parcialmente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9:52:39.4934660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1T19:59:00.803350839</dc:date>
    <meta:editing-duration>PT15M5S</meta:editing-duration>
    <meta:editing-cycles>2</meta:editing-cycles>
    <meta:generator>LibreOffice/5.1.4.2$Linux_X86_64 LibreOffice_project/10m0$Build-2</meta:generator>
    <meta:document-statistic meta:table-count="1" meta:cell-count="45" meta:object-count="0"/>
  </office:meta>
</office:document-meta>
</file>